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2deb5" officeooo:paragraph-rsid="000727f8"/>
    </style:style>
    <style:style style:name="P2" style:family="paragraph" style:parent-style-name="Standard">
      <style:paragraph-properties fo:text-align="center" style:justify-single-word="false"/>
      <style:text-properties officeooo:rsid="000e88c1" officeooo:paragraph-rsid="000727f8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e88c1" officeooo:paragraph-rsid="000727f8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e88c1" officeooo:paragraph-rsid="000727f8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f598" officeooo:paragraph-rsid="000727f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0e3d6" officeooo:paragraph-rsid="000727f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10dda" officeooo:paragraph-rsid="000727f8"/>
    </style:style>
    <style:style style:name="P8" style:family="paragraph" style:parent-style-name="Standard" style:list-style-name="L1">
      <style:paragraph-properties fo:text-align="center" style:justify-single-word="false" fo:break-before="page"/>
      <style:text-properties officeooo:rsid="000e88c1" officeooo:paragraph-rsid="000727f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046515706134834" text:style-name="L1">
        <text:list-item>
          <text:list>
            <text:list-header>
              <text:p text:style-name="P8">September 20, 2017</text:p>
            </text:list-header>
          </text:list>
        </text:list-item>
      </text:list>
      <text:p text:style-name="P2"/>
      <text:list xml:id="list164853864418036" text:continue-numbering="true" text:style-name="L1">
        <text:list-item>
          <text:p text:style-name="P4">Project deliverable is due October 1</text:p>
          <text:list>
            <text:list-item>
              <text:p text:style-name="P5">In the source code, include tests and test cases</text:p>
            </text:list-item>
            <text:list-item>
              <text:p text:style-name="P5">Justify why unit testing and integration testing were done the way they were done</text:p>
              <text:list>
                <text:list-item>
                  <text:p text:style-name="P5">Organize test cases in Trello</text:p>
                </text:list-item>
                <text:list-item>
                  <text:p text:style-name="P5">Do not test the framework, test the functions</text:p>
                </text:list-item>
              </text:list>
            </text:list-item>
          </text:list>
        </text:list-item>
        <text:list-item>
          <text:p text:style-name="P4">Midterm September 25</text:p>
          <text:list>
            <text:list-item>
              <text:p text:style-name="P3">Review Friday September 22</text:p>
            </text:list-item>
          </text:list>
        </text:list-item>
        <text:list-item>
          <text:p text:style-name="P5">Code Reviews</text:p>
          <text:list>
            <text:list-item>
              <text:p text:style-name="P5">Previously called code inspections (Fagan, 1976)</text:p>
              <text:list>
                <text:list-item>
                  <text:p text:style-name="P5">Line by line</text:p>
                </text:list-item>
                <text:list-item>
                  <text:p text:style-name="P5">Types of inspections</text:p>
                  <text:list>
                    <text:list-item>
                      <text:p text:style-name="P5">ID: After design, before code</text:p>
                    </text:list-item>
                    <text:list-item>
                      <text:p text:style-name="P5">IC: After code, before unit testing</text:p>
                    </text:list-item>
                    <text:list-item>
                      <text:p text:style-name="P5">IT: After unit testing</text:p>
                    </text:list-item>
                  </text:list>
                </text:list-item>
                <text:list-item>
                  <text:p text:style-name="P5">2 sessions of 2 hours works well</text:p>
                  <text:list>
                    <text:list-item>
                      <text:p text:style-name="P5">People get tired after 2 hours</text:p>
                    </text:list-item>
                  </text:list>
                </text:list-item>
                <text:list-item>
                  <text:p text:style-name="P5">Roles of team members</text:p>
                  <text:list>
                    <text:list-item>
                      <text:p text:style-name="P5">Moderator</text:p>
                      <text:list>
                        <text:list-item>
                          <text:p text:style-name="P5">The coach of the team</text:p>
                        </text:list-item>
                        <text:list-item>
                          <text:p text:style-name="P5">Schedules meetings</text:p>
                        </text:list-item>
                        <text:list-item>
                          <text:p text:style-name="P5">Decides who talks</text:p>
                        </text:list-item>
                        <text:list-item>
                          <text:p text:style-name="P5">Creates the review afterward</text:p>
                        </text:list-item>
                      </text:list>
                    </text:list-item>
                    <text:list-item>
                      <text:p text:style-name="P5">Designer</text:p>
                      <text:list>
                        <text:list-item>
                          <text:p text:style-name="P5">The person who designed the change</text:p>
                        </text:list-item>
                      </text:list>
                    </text:list-item>
                    <text:list-item>
                      <text:p text:style-name="P5">Coder/Implementor</text:p>
                      <text:list>
                        <text:list-item>
                          <text:p text:style-name="P5">The Designer/Coder can be the same person, but there still needs to be 4 people in the code review</text:p>
                        </text:list-item>
                      </text:list>
                    </text:list-item>
                    <text:list-item>
                      <text:p text:style-name="P5">Tester</text:p>
                    </text:list-item>
                  </text:list>
                </text:list-item>
              </text:list>
            </text:list-item>
            <text:list-item>
              <text:p text:style-name="P5">Outline of inspection process</text:p>
              <text:list>
                <text:list-item>
                  <text:p text:style-name="P5">Overview</text:p>
                  <text:list>
                    <text:list-item>
                      <text:p text:style-name="P5">Distribute documentation</text:p>
                    </text:list-item>
                  </text:list>
                </text:list-item>
                <text:list-item>
                  <text:p text:style-name="P5">Preparation</text:p>
                  <text:list>
                    <text:list-item>
                      <text:p text:style-name="P5">Everyone goes off on their own and do their own homework</text:p>
                    </text:list-item>
                  </text:list>
                </text:list-item>
                <text:list-item>
                  <text:p text:style-name="P5">Inspection</text:p>
                  <text:list>
                    <text:list-item>
                      <text:p text:style-name="P5">The Moderator decides who is the reader to describe how they will implement the design. Errors are noted. If a solution is obvious, it is also noted.</text:p>
                    </text:list-item>
                    <text:list-item>
                      <text:p text:style-name="P5">The goal is not to find <text:span text:style-name="T1">the </text:span><text:span text:style-name="T2">right solution, just </text:span><text:span text:style-name="T1">a </text:span><text:span text:style-name="T2">right solution</text:span></text:p>
                    </text:list-item>
                  </text:list>
                </text:list-item>
                <text:list-item>
                  <text:p text:style-name="P5">Rework</text:p>
                  <text:list>
                    <text:list-item>
                      <text:p text:style-name="P5">Resolve problems found in inspection</text:p>
                    </text:list-item>
                  </text:list>
                </text:list-item>
                <text:list-item>
                  <text:p text:style-name="P5">Follow-up</text:p>
                  <text:list>
                    <text:list-item>
                      <text:p text:style-name="P5">Ensure that all problems have been fixed</text:p>
                    </text:list-item>
                    <text:list-item>
                      <text:p text:style-name="P5">If more than 5% of the material was reworked, do another inspection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Modern Code Reviews (MCR)</text:p>
          <text:list>
            <text:list-item>
              <text:p text:style-name="P5"><text:soft-page-break/>Informal</text:p>
              <text:list>
                <text:list-item>
                  <text:p text:style-name="P5">Checklists are not implemented as often</text:p>
                </text:list-item>
              </text:list>
            </text:list-item>
            <text:list-item>
              <text:p text:style-name="P5">Tool based</text:p>
            </text:list-item>
            <text:list-item>
              <text:p text:style-name="P5">Performed regularly by many companies</text:p>
              <text:list>
                <text:list-item>
                  <text:p text:style-name="P5">Microsoft, Google, Facebook, Open-Source Softwares</text:p>
                  <text:list>
                    <text:list-item>
                      <text:p text:style-name="P6">Gerrit is a free code review tool used by Eclipse</text:p>
                    </text:list-item>
                  </text:list>
                </text:list-item>
              </text:list>
            </text:list-item>
            <text:list-item>
              <text:p text:style-name="P6">Code Review process</text:p>
              <text:list>
                <text:list-item>
                  <text:p text:style-name="P6">Analyzed Apache Server Project</text:p>
                  <text:list>
                    <text:list-item>
                      <text:p text:style-name="P6">Review then Commit (RTC)</text:p>
                      <text:list>
                        <text:list-item>
                          <text:p text:style-name="P6">Used for junior developers that are not super familiar with the code base</text:p>
                        </text:list-item>
                        <text:list-item>
                          <text:p text:style-name="P6">Only accepted code is integrated to the main repository</text:p>
                        </text:list-item>
                        <text:list-item>
                          <text:p text:style-name="P6">Probably the most common one</text:p>
                        </text:list-item>
                      </text:list>
                    </text:list-item>
                    <text:list-item>
                      <text:p text:style-name="P6">Commit then Review (CTR)</text:p>
                      <text:list>
                        <text:list-item>
                          <text:p text:style-name="P6">Used for senior developers and other experience people</text:p>
                        </text:list-item>
                        <text:list-item>
                          <text:p text:style-name="P6">Implement change, integrate to the main repository</text:p>
                        </text:list-item>
                        <text:list-item>
                          <text:p text:style-name="P6">May or may not be reviewed by someone else</text:p>
                        </text:list-item>
                      </text:list>
                    </text:list-item>
                    <text:list-item>
                      <text:p text:style-name="P6">Lazy consensus (silence implies consent)</text:p>
                      <text:list>
                        <text:list-item>
                          <text:p text:style-name="P6">Commit something, if nobody responds/protests within a certain time frame, integrate to the main repository</text:p>
                        </text:list-item>
                      </text:list>
                    </text:list-item>
                  </text:list>
                </text:list-item>
                <text:list-item>
                  <text:p text:style-name="P6">Tools</text:p>
                  <text:list>
                    <text:list-item>
                      <text:p text:style-name="P6">CodeFlow by Microsoft</text:p>
                    </text:list-item>
                    <text:list-item>
                      <text:p text:style-name="P6">Gerrit</text:p>
                      <text:list>
                        <text:list-item>
                          <text:p text:style-name="P6">Web-based and open sourc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Expectations, outcomes, and challenges of MCR</text:p>
              <text:list>
                <text:list-item>
                  <text:p text:style-name="P6">Study at Microsoft</text:p>
                  <text:list>
                    <text:list-item>
                      <text:p text:style-name="P6">Why do programmers do code reviews?</text:p>
                      <text:list>
                        <text:list-item>
                          <text:p text:style-name="P6">Finding defects, code improvement, alternative solutions</text:p>
                        </text:list-item>
                      </text:list>
                    </text:list-item>
                    <text:list-item>
                      <text:p text:style-name="P7">Outcomes (code review comments)</text:p>
                      <text:list>
                        <text:list-item>
                          <text:p text:style-name="P7">Code improvement, understanding, social communication, defects</text:p>
                          <text:list>
                            <text:list-item>
                              <text:p text:style-name="P7">Good for learning how to share code with others, learning the code bas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Methodology</text:p>
                  <text:list>
                    <text:list-item>
                      <text:p text:style-name="P6">Observe 17 developers performing code reviews</text:p>
                    </text:list-item>
                    <text:list-item>
                      <text:p text:style-name="P6"><text:s/>Survey ~1,000 people (managers and programmers)</text:p>
                    </text:list-item>
                  </text:list>
                </text:list-item>
                <text:list-item>
                  <text:p text:style-name="P7">Summary</text:p>
                  <text:list>
                    <text:list-item>
                      <text:p text:style-name="P7">Motivation</text:p>
                      <text:list>
                        <text:list-item>
                          <text:p text:style-name="P7">Finding defects and code improvement</text:p>
                        </text:list-item>
                      </text:list>
                    </text:list-item>
                    <text:list-item>
                      <text:p text:style-name="P7">Other benefits</text:p>
                      <text:list>
                        <text:list-item>
                          <text:p text:style-name="P7">Knowledge transfer, team awareness, understand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Challenge</text:p>
              <text:list>
                <text:list-item>
                  <text:p text:style-name="P7">Understanding what code is being reviewed</text:p>
                  <text:list>
                    <text:list-item>
                      <text:p text:style-name="P1">If the reviewer has no idea what you are doing, you need to provide them some context/summary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6:25:35.990597259</meta:creation-date>
    <dc:date>2017-09-20T16:48:52.160088818</dc:date>
    <meta:editing-duration>PT23M16S</meta:editing-duration>
    <meta:editing-cycles>1</meta:editing-cycles>
    <meta:document-statistic meta:table-count="0" meta:image-count="0" meta:object-count="0" meta:page-count="2" meta:paragraph-count="82" meta:word-count="532" meta:character-count="2915" meta:non-whitespace-character-count="2546"/>
    <meta:generator>LibreOffice/5.1.2.2$Linux_X86_64 LibreOffice_project/10m0$Build-2</meta:generator>
  </office:meta>
</office:document-meta>
</file>